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21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1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611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 Narrow" fo:font-size="11pt" fo:font-weight="bold" style:font-name-asian="Arial Narrow" style:font-size-asian="11pt" style:font-weight-asian="bold" style:font-name-complex="Arial Narro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634cm" svg:y1="1.967cm" svg:x2="2.666cm" svg:y2="2.999cm">
          <text:p/>
        </draw:line>
        <draw:path draw:style-name="gr2" draw:layer="layout" svg:width="1.459cm" svg:height="1.459cm" svg:x="1.433cm" svg:y="1.74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text-style-name="P1" draw:layer="layout" svg:width="1.65cm" svg:height="0.793cm" svg:x="0.15cm" svg:y="0.807cm">
          <draw:text-box>
            <text:p text:style-name="P1"><text:span text:style-name="T1">Местное </text:span></text:p>
          </draw:text-box>
        </draw:frame>
        <draw:polygon draw:style-name="gr4" draw:layer="layout" svg:width="1.406cm" svg:height="1.406cm" svg:x="1.459cm" svg:y="1.766cm" svg:viewBox="0 0 1407 1407" draw:points="0,1126 281,1407 1407,281 1126,0">
          <text:p/>
        </draw:polygon>
        <draw:polygon draw:style-name="gr2" draw:layer="layout" svg:width="1.406cm" svg:height="1.406cm" svg:x="1.459cm" svg:y="1.766cm" svg:viewBox="0 0 1407 1407" draw:points="0,1126 281,1407 1407,281 1126,0">
          <text:p/>
        </draw:polygon>
        <draw:frame draw:style-name="gr5" draw:text-style-name="P1" draw:layer="layout" svg:width="1.8cm" svg:height="0.893cm" svg:x="2.2cm" svg:y="0.8cm">
          <draw:text-box>
            <text:p text:style-name="P1"><text:span text:style-name="T1">Дистанц. </text:span></text:p>
          </draw:text-box>
        </draw:frame>
        <draw:polygon draw:style-name="gr6" draw:layer="layout" svg:width="0.327cm" svg:height="0.327cm" svg:x="2.323cm" svg:y="1.987cm" svg:viewBox="0 0 328 328" draw:points="328,0 0,234 93,328">
          <text:p/>
        </draw:polygon>
        <draw:polygon draw:style-name="gr7" draw:layer="layout" svg:width="0.327cm" svg:height="0.327cm" svg:x="2.323cm" svg:y="1.987cm" svg:viewBox="0 0 328 328" draw:points="328,0 0,234 93,32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21" draw:display-name="Dash_21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0:03.546000000</meta:creation-date>
    <meta:editing-duration>PT39S</meta:editing-duration>
    <meta:editing-cycles>2</meta:editing-cycles>
    <meta:generator>LibreOffice/4.3.6.2$Windows_x86 LibreOffice_project/d50a87b2e514536ed401c18000dad4660b6a169e</meta:generator>
    <dc:date>2015-09-28T21:00:43.17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0:03.468000000"/>
  </office:meta>
</office:document-meta>
</file>